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fill="none" draw:textarea-horizontal-align="justify" draw:textarea-vertical-align="middle" draw:auto-grow-height="false" fo:min-height="26.68mm" fo:min-width="26.68mm"/>
    </style:style>
    <style:style style:name="gr3" style:family="graphic">
      <style:graphic-properties draw:stroke="none" svg:stroke-color="#000000" draw:fill="none" draw:fill-color="#ffffff" fo:min-height="5.99mm"/>
    </style:style>
    <style:style style:name="gr4" style:family="graphic">
      <style:graphic-properties draw:stroke="none" svg:stroke-color="#000000" draw:fill="none" draw:fill-color="#ffffff" fo:min-height="5.46mm"/>
    </style:style>
    <style:style style:name="gr5" style:family="graphic">
      <style:graphic-properties draw:stroke="none" svg:stroke-color="#000000" draw:fill="none" draw:fill-color="#ffffff" fo:min-height="6.54mm"/>
    </style:style>
    <style:style style:name="gr6" style:family="graphic">
      <style:graphic-properties draw:stroke="none" svg:stroke-color="#000000" draw:fill="none" draw:fill-color="#ffffff" fo:min-height="6.82mm"/>
    </style:style>
    <style:style style:name="gr7" style:family="graphic">
      <style:graphic-properties draw:fill="none" draw:fill-color="#ffffff" fo:min-height="11.34m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g draw:z-index="0">
            <draw:rect draw:style-name="gr1" draw:text-style-name="P1" svg:width="79.84mm" svg:height="62.42mm" svg:x="146.76mm" svg:y="1.63mm">
              <text:p/>
            </draw:rect>
            <draw:custom-shape draw:style-name="gr2" draw:text-style-name="P2" svg:width="37.72mm" svg:height="37.72mm" svg:x="169.05mm" svg:y="11.72m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" draw:text-style-name="P1" svg:x1="188.05mm" svg:y1="7.64mm" svg:x2="188.05mm" svg:y2="53.17mm">
              <text:p/>
            </draw:line>
            <draw:line draw:style-name="gr1" draw:text-style-name="P1" svg:x1="165.47mm" svg:y1="30.53mm" svg:x2="210.08mm" svg:y2="30.53mm">
              <text:p/>
            </draw:line>
            <draw:frame draw:style-name="gr3" draw:text-style-name="P3" svg:width="10.47mm" svg:height="5.99mm" svg:x="184.2mm" svg:y="2.18mm">
              <draw:text-box>
                <text:p>N (0º)</text:p>
              </draw:text-box>
            </draw:frame>
            <draw:frame draw:style-name="gr4" draw:text-style-name="P3" svg:width="15.41mm" svg:height="5.46mm" svg:x="150.06mm" svg:y="28.62mm">
              <draw:text-box>
                <text:p>O (270º)</text:p>
              </draw:text-box>
            </draw:frame>
            <draw:frame draw:style-name="gr5" draw:text-style-name="P3" svg:width="14.58mm" svg:height="6.54mm" svg:x="211.19mm" svg:y="28.62mm">
              <draw:text-box>
                <text:p>E (90º)</text:p>
              </draw:text-box>
            </draw:frame>
            <draw:frame draw:style-name="gr6" draw:text-style-name="P3" svg:width="15.96mm" svg:height="6.82mm" svg:x="186.13mm" svg:y="54.79mm">
              <draw:text-box>
                <text:p>S (190º)</text:p>
              </draw:text-box>
            </draw:frame>
          </draw:g>
          <draw:caption draw:z-index="1" draw:style-name="gr7" draw:text-style-name="P3" svg:width="22.68mm" svg:height="11.34mm" svg:x="72.14mm" svg:y="134.93mm" draw:caption-point-x="-30.56mm" draw:caption-point-y="-25.62mm">
            <text:p>Determinar experimt.</text:p>
          </draw:caption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Val.analog.</text:p>
          </table:table-cell>
          <table:table-cell office:value-type="string" calcext:value-type="string">
            <text:p>Direccion (º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12.5" calcext:value-type="float">
            <text:p>11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157.5" calcext:value-type="float">
            <text:p>157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float" office:value="202.5" calcext:value-type="float">
            <text:p>202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7" calcext:value-type="float">
            <text:p>28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6" calcext:value-type="float">
            <text:p>406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1" calcext:value-type="float">
            <text:p>4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float" office:value="247.5" calcext:value-type="float">
            <text:p>247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1" calcext:value-type="float">
            <text:p>63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2" calcext:value-type="float">
            <text:p>702</text:p>
          </table:table-cell>
          <table:table-cell office:value-type="float" office:value="337.5" calcext:value-type="float">
            <text:p>337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7" calcext:value-type="float">
            <text:p>827</text:p>
          </table:table-cell>
          <table:table-cell office:value-type="float" office:value="292.5" calcext:value-type="float">
            <text:p>292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9" calcext:value-type="float">
            <text:p>88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6" calcext:value-type="float">
            <text:p>946</text:p>
          </table:table-cell>
          <table:table-cell office:value-type="float" office:value="270" calcext:value-type="float">
            <text:p>270</text:p>
          </table:table-cell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10:59:53.531298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0:59:54.795270954</meta:creation-date>
    <dc:title>Default</dc:title>
    <meta:editing-duration>PT12M30S</meta:editing-duration>
    <meta:editing-cycles>3</meta:editing-cycles>
    <meta:generator>LibreOffice/4.4.3.2$Linux_x86 LibreOffice_project/40m0$Build-2</meta:generator>
    <meta:initial-creator>Sergio Soriano Peiró</meta:initial-creator>
    <dc:date>2015-10-28T11:27:35.547443798</dc:date>
    <dc:creator>Sergio Soriano Peiró</dc:creator>
    <meta:document-statistic meta:table-count="1" meta:cell-count="50" meta:object-count="2"/>
    <meta:template xlink:type="simple" xlink:actuate="onRequest" xlink:title="Default" xlink:href="../../../../../../.config/libreoffice/4/user/template/Default.ots" meta:date="2015-10-28T10:59:53.841926063"/>
  </office:meta>
</office:document-meta>
</file>